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ensor-e-atuador-com-ajuste-digital-de-set-poi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7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Polarized_U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 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Device:C_Polarized_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Filled</text:p>
          </table:table-cell>
          <table:table-cell office:value-type="string" calcext:value-type="string">
            <text:p>Device:LED_Fill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RE 2 vias</text:p>
          </table:table-cell>
          <table:table-cell office:value-type="string" calcext:value-type="string">
            <text:p>Connector_Generic:Conn_01x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10537-1</text:p>
          </table:table-cell>
          <table:table-cell office:value-type="string" calcext:value-type="string">
            <text:p>Device:R_Pho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, P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_Potentiometer_Tri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1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, R6, R8, R10, 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9, R11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1, R22, R23, R24, R25, R26, R27, 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Amplifier_Operational:LM3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4xxx:HEF4093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4xxx:45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511BE</text:p>
          </table:table-cell>
          <table:table-cell office:value-type="string" calcext:value-type="string">
            <text:p>eec:CD4511B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M42056-1</text:p>
          </table:table-cell>
          <table:table-cell office:value-type="string" calcext:value-type="string">
            <text:p>Display_Character:KCSC02-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10:39:35.5724718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4T11:47:02.857267485</dc:date>
    <dc:creator>mpt </dc:creator>
    <meta:editing-duration>PT1H14M17S</meta:editing-duration>
    <meta:editing-cycles>3</meta:editing-cycles>
    <meta:generator>LibreOffice/6.4.7.2$Linux_X86_64 LibreOffice_project/40$Build-2</meta:generator>
    <meta:document-statistic meta:table-count="1" meta:cell-count="136" meta:object-count="0"/>
  </office:meta>
</office:document-meta>
</file>